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MiguelitoB205/fullstack_new/tree/main/clase4-Formularios/actividadFormularios" text:style-name="Internet_20_link" text:visited-style-name="Visited_20_Internet_20_Link">https://github.com/MiguelitoB205/fullstack_new/tree/main/clase4-Formularios/actividadFormularios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8:04:50.275239698</meta:creation-date>
    <dc:date>2024-04-30T08:05:42.926057597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96" meta:non-whitespace-character-count="96"/>
    <meta:generator>LibreOffice/7.3.7.2$Linux_X86_64 LibreOffice_project/30$Build-2</meta:generator>
  </office:meta>
</office:document-meta>
</file>